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pple-system" svg:font-family="apple-system, system-ui,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548e" officeooo:paragraph-rsid="0001548e"/>
    </style:style>
    <style:style style:name="P2" style:family="paragraph" style:parent-style-name="Text_20_body">
      <style:text-properties fo:font-variant="normal" fo:text-transform="none" fo:color="#282829" style:font-name="apple-system" fo:font-size="11.25pt" fo:letter-spacing="normal" fo:font-style="normal" fo:font-weight="normal" officeooo:rsid="0001548e" officeooo:paragraph-rsid="0001548e"/>
    </style:style>
    <style:style style:name="P3" style:family="paragraph" style:parent-style-name="Text_20_body">
      <style:text-properties officeooo:rsid="0001548e" officeooo:paragraph-rsid="0001548e"/>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9" style:font-name="apple-system" fo:font-size="11.25pt" fo:letter-spacing="normal" fo:font-style="normal" fo:font-weight="normal"/>
    </style:style>
    <style:style style:name="P5"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82829" style:font-name="apple-system" fo:font-size="11.25pt" fo:letter-spacing="normal" fo:font-style="normal" fo:font-weight="bold"/>
    </style:style>
    <style:style style:name="P6"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82829" style:font-name="apple-system" fo:font-size="11.25pt" fo:letter-spacing="normal" fo:font-style="normal" fo:font-weight="bold"/>
    </style:style>
    <style:style style:name="P7" style:family="paragraph" style:parent-style-name="Text_20_body">
      <style:paragraph-properties fo:margin-left="0.0209in" fo:margin-right="0in" fo:margin-top="0in" fo:margin-bottom="0in" loext:contextual-spacing="false" fo:orphans="2" fo:widows="2" fo:text-indent="0in" style:auto-text-indent="false" fo:padding="0in" fo:border="none"/>
    </style:style>
    <style:style style:name="T1" style:family="text">
      <style:text-properties fo:font-variant="normal" fo:text-transform="none" fo:color="#282829" style:font-name="apple-system" fo:font-size="15.75pt" fo:letter-spacing="normal" fo:font-style="normal" fo:font-weight="bold"/>
    </style:style>
    <style:style style:name="T2" style:family="text">
      <style:text-properties fo:font-variant="normal" fo:text-transform="none" fo:color="#282829" style:font-name="apple-system" fo:font-size="11.25pt" fo:letter-spacing="normal" fo:font-style="normal" fo:font-weight="bold"/>
    </style:style>
    <style:style style:name="T3" style:family="text">
      <style:text-properties fo:font-variant="normal" fo:text-transform="none" fo:color="#282829" style:font-name="apple-system" fo:font-size="11.25pt" fo:letter-spacing="normal" fo:font-style="normal" fo:font-weight="normal"/>
    </style:style>
    <style:style style:name="T4" style:family="text">
      <style:text-properties fo:font-variant="normal" fo:text-transform="none" fo:color="#195faa" style:text-line-through-style="none" style:text-line-through-type="none" style:font-name="apple-system" fo:font-size="11.25pt" fo:letter-spacing="normal" fo:font-style="normal" style:text-underline-style="none" fo:font-weight="normal" style:text-blinking="fals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quora.com/What-will-be-the-future-of-AI-in-coming-future" text:style-name="Internet_20_link" text:visited-style-name="Visited_20_Internet_20_Link">https://www.quora.com/What-will-be-the-future-of-AI-in-coming-future</text:a></text:p>
      <text:p text:style-name="P1"><text:span text:style-name="T1">What will be the future of AI in coming future?</text:span> </text:p>
      <text:p text:style-name="P1">***********************************************************************</text:p>
      <text:p text:style-name="P2">Artificial intelligence is widely adopted by the manufacturers in the industries such as pharmaceuticals, automobile, food and beverages, and energy and power. Increasing venture capital investments, growing demand for automation, and rapidly evolving industries and industrial IoT are believed to be driving the global artificial intelligence in manufacturing market.</text:p>
      <text:p text:style-name="P7"><text:span text:style-name="T2">For More Industry Insights, </text:span><text:a xlink:type="simple" xlink:href="https://www.transparencymarketresearch.com/sample/sample.php?flag=B&amp;rep_id=58629&amp;utm_source=Quora-Akash%2FAI%20in%20Manufacturing" office:target-frame-name="_blank" xlink:show="new" text:style-name="Internet_20_link" text:visited-style-name="Visited_20_Internet_20_Link"><text:span text:style-name="T4">Download Brochure</text:span></text:a></text:p>
      <text:p text:style-name="P4">Along with these, growing demand for hardware platforms, and increasing need for high-computing processors to run a wide range of AI software are also expected to propel the global artificial intelligence in manufacturing market. AI in manufacturing industry helps in collecting and handling big data. Thus, it is extensively used in various manufacturing applications such as machinery inspection, cybersecurity, quality control, and predictive analytics. All such factors are expected to boost the global artificial intelligence in manufacturing market.</text:p>
      <text:p text:style-name="P3"><text:span text:style-name="T3">It depends where and when (nobody can </text:span><text:a xlink:type="simple" xlink:href="http://bootstrappingartificialintelligence.fr/WordPress3/2015/11/superintelligence/" office:target-frame-name="_blank" xlink:show="new" text:style-name="Internet_20_link" text:visited-style-name="Visited_20_Internet_20_Link"><text:span text:style-name="T4">predict</text:span></text:a><text:span text:style-name="T3"> what would be the influence of AI on the job market and on economy in 100 or even 30 years) it depends what you call AI, and it depends upon your qualification &amp; experience.</text:span></text:p>
      <text:p text:style-name="P7"><text:span text:style-name="T3">AI had more than one </text:span><text:a xlink:type="simple" xlink:href="https://en.wikipedia.org/wiki/AI_winter" office:target-frame-name="_blank" xlink:show="new" text:style-name="Internet_20_link" text:visited-style-name="Visited_20_Internet_20_Link"><text:span text:style-name="T4">AI winter</text:span></text:a><text:span text:style-name="T3">. That happened in the past, and that will happen in the future.</text:span></text:p>
      <text:p text:style-name="P4">I believe that qualification &amp; experience is relevant to get a job. (But perhaps in 50 years we might less need jobs, and/or they will be less demanding, or more, we don't know).</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pple-system" svg:font-family="apple-system, system-ui,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12-11T00:36:33.472000000</dc:date>
    <meta:editing-duration>PT1M30S</meta:editing-duration>
    <meta:editing-cycles>1</meta:editing-cycles>
    <meta:document-statistic meta:table-count="0" meta:image-count="0" meta:object-count="0" meta:page-count="1" meta:paragraph-count="9" meta:word-count="239" meta:character-count="1646" meta:non-whitespace-character-count="1415"/>
  </office:meta>
</office:document-meta>
</file>